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formula="of:=0.8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8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/>
          <table:table-cell table:formula="of:=0.75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2-19T22:37:50</meta:creation-date>
    <dc:date>2022-04-04T16:57:06.758375216</dc:date>
    <meta:editing-duration>PT13H40M37S</meta:editing-duration>
    <meta:editing-cycles>39</meta:editing-cycles>
    <meta:document-statistic meta:table-count="1" meta:cell-count="131" meta:object-count="0"/>
  </office:meta>
</office:document-meta>
</file>